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rst_20_line_20_indent">
      <style:paragraph-properties fo:margin-left="0cm" fo:margin-right="0cm" fo:text-indent="0cm" style:auto-text-indent="false">
        <style:tab-stops/>
      </style:paragraph-properties>
    </style:style>
    <style:style style:name="P2" style:family="paragraph" style:parent-style-name="Text_20_body">
      <style:paragraph-properties fo:line-height="150%"/>
      <style:text-properties style:font-name="Times New Roman"/>
    </style:style>
    <style:style style:name="P3" style:family="paragraph" style:parent-style-name="First_20_line_20_indent">
      <style:paragraph-properties>
        <style:tab-stops>
          <style:tab-stop style:position="-0.019cm"/>
        </style:tab-stops>
      </style:paragraph-properties>
    </style:style>
    <style:style style:name="P4" style:family="paragraph" style:parent-style-name="First_20_line_20_indent">
      <style:paragraph-properties fo:text-align="justify" style:justify-single-word="false"/>
    </style:style>
    <style:style style:name="P5" style:family="paragraph" style:parent-style-name="First_20_line_20_indent">
      <style:paragraph-properties>
        <style:tab-stops>
          <style:tab-stop style:position="-0.019cm"/>
        </style:tab-stops>
      </style:paragraph-properties>
      <style:text-properties style:font-name="Times New Roman" fo:font-weight="normal" style:font-weight-asian="normal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2">
      <style:paragraph-properties fo:line-height="150%"/>
      <style:text-properties style:font-name="Times New Roman"/>
    </style:style>
    <style:style style:name="P8" style:family="paragraph" style:parent-style-name="Heading_20_3">
      <style:paragraph-properties fo:line-height="150%"/>
      <style:text-properties style:font-name="Times New Roman"/>
    </style:style>
    <style:style style:name="P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line-height="150%"/>
      <style:text-properties style:font-name="Times New Roman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line-height="150%" fo:break-before="page"/>
      <style:text-properties style:font-name="Times New Roman" fo:font-weight="normal" style:font-weight-asian="normal" style:font-weight-complex="normal"/>
    </style:style>
    <style:style style:name="P1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margin-left="0cm" fo:margin-right="0cm" fo:line-height="150%" fo:text-indent="0cm" style:auto-text-indent="false"/>
      <style:text-properties style:font-name="Times New Roman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18" style:family="paragraph" style:parent-style-name="Text_20_body">
      <style:paragraph-properties fo:line-height="100%"/>
      <style:text-properties style:font-name="Times New Roman" fo:font-weight="normal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 style:list-style-name="L1">
      <style:paragraph-properties fo:margin-left="2.501cm" fo:margin-right="0cm" fo:line-height="150%" fo:text-indent="-0.635cm" style:auto-text-indent="false"/>
      <style:text-properties style:font-name="Times New Roman"/>
    </style:style>
    <style:style style:name="P21" style:family="paragraph" style:parent-style-name="Text_20_body" style:list-style-name="L2">
      <style:paragraph-properties fo:margin-left="2.501cm" fo:margin-right="0cm" fo:line-height="150%" fo:text-indent="-0.635cm" style:auto-text-indent="false"/>
      <style:text-properties style:font-name="Times New Roman"/>
    </style:style>
    <style:style style:name="P22" style:family="paragraph" style:parent-style-name="Text_20_body" style:list-style-name="L3">
      <style:paragraph-properties fo:margin-left="2.501cm" fo:margin-right="0cm" fo:line-height="150%" fo:text-indent="-0.635cm" style:auto-text-indent="false"/>
      <style:text-properties style:font-name="Times New Roman"/>
    </style:style>
    <style:style style:name="P23" style:family="paragraph" style:parent-style-name="Text_20_body">
      <style:paragraph-properties fo:text-align="center" style:justify-single-word="false" fo:break-before="page"/>
    </style:style>
    <style:style style:name="P2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size="14pt"/>
    </style:style>
    <style:style style:name="T4" style:family="text">
      <style:text-properties fo:font-style="italic"/>
    </style:style>
    <style:style style:name="T5" style:family="text">
      <style:text-properties fo:font-weight="normal"/>
    </style:style>
    <style:style style:name="T6" style:family="text">
      <style:text-properties style:font-size-asian="14pt"/>
    </style:style>
    <style:style style:name="T7" style:family="text">
      <style:text-properties style:font-style-asian="italic"/>
    </style:style>
    <style:style style:name="T8" style:family="text">
      <style:text-properties style:font-weight-asian="normal"/>
    </style:style>
    <style:style style:name="T9" style:family="text">
      <style:text-properties style:font-size-complex="14pt"/>
    </style:style>
    <style:style style:name="T10" style:family="text">
      <style:text-properties style:font-style-complex="italic"/>
    </style:style>
    <style:style style:name="T11" style:family="text">
      <style:text-properties style:font-weight-complex="normal"/>
    </style:style>
    <style:style style:name="T12" style:family="text">
      <style:text-properties style:font-name="Arial"/>
    </style:style>
    <style:style style:name="T13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6pt"/>
    </style:style>
    <style:style style:name="T15" style:family="text">
      <style:text-properties style:font-size-asian="26pt"/>
    </style:style>
    <style:style style:name="T16" style:family="text">
      <style:text-properties style:font-size-complex="2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-5.7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-5.0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-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-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-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-2.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-1.90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-1.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-0.6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5"><text:span text:style-name="T13"/></text:p>
      <text:p text:style-name="P17"><text:span text:style-name="T13">Monografia</text:span></text:p>
      <text:p text:style-name="P16"><text:span text:style-name="T2">Introdução, objetivos e proposta </text:span>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Sumário</text:p>
          </text:index-title>
          <text:p text:style-name="P13"><text:s/>1 Introdução<text:tab/>3</text:p>
          <text:p text:style-name="P24"><text:s/>1.1 Motivação<text:tab/>3</text:p>
          <text:p text:style-name="P24"><text:s/>1.2 Usuários do Sistema<text:tab/>3</text:p>
          <text:p text:style-name="P24"><text:s/>1.3 Empresas Interessadas<text:tab/>3</text:p>
          <text:p text:style-name="P13"><text:s/>2 Objetivos<text:tab/>4</text:p>
          <text:p text:style-name="P24"><text:s/>2.1 Objetivo Geral<text:tab/>4</text:p>
          <text:p text:style-name="P24"><text:s/>2.2 Objetivos Específicos<text:tab/>4</text:p>
          <text:p text:style-name="P13"><text:s/>3 Proposta do Sistema<text:tab/>4</text:p>
          <text:p text:style-name="P24"><text:s/>3.1 Descrição do Sistema Proposto<text:tab/>4</text:p>
          <text:p text:style-name="P24"><text:s/>3.2 Resultados Esperados<text:tab/>5</text:p>
          <text:p text:style-name="P24"><text:s/>3.3 Restrições do Sistema Proposto<text:tab/>5</text:p>
          <text:p text:style-name="P24"><text:s/>3.4 Recursos Necessários para Execução<text:tab/>5</text:p>
          <text:p text:style-name="P9"><text:s/>3.4.1 Descrição de Hardware Ideal (Servidor)<text:tab/>5</text:p>
          <text:p text:style-name="P9"><text:s/>3.4.2 Descrição do Hardware Mínimo (Servidor)<text:tab/>5</text:p>
          <text:p text:style-name="P9"><text:s/>3.4.3 Descrição de Software<text:tab/>6</text:p>
          <text:p text:style-name="P9"><text:s/>3.4.4 Descrição de Rede<text:tab/>6</text:p>
          <text:p text:style-name="P9"><text:s/>3.4.5 Descrição de Banco de Dados<text:tab/>6</text:p>
          <text:p text:style-name="P9"><text:s/>3.4.6 Descrição das Instalações<text:tab/>6</text:p>
          <text:p text:style-name="P9"><text:s/>3.4.7 Pessoal Exigido<text:tab/>6</text:p>
          <text:p text:style-name="P24"><text:s/>3.5 Áreas Afetadas pelo Novo Sistema<text:tab/>6</text:p>
          <text:p text:style-name="P13"><text:s/>4 Justificativa da Proposta<text:tab/>6</text:p>
        </text:index-body>
      </text:table-of-content>
      <text:p text:style-name="P18"/>
      <text:h text:style-name="P12" text:outline-level="1" text:restart-numbering="true" text:start-value="-1">Introdução</text:h>
      <text:h text:style-name="P7" text:outline-level="2" text:restart-numbering="true" text:start-value="-1">Motivação</text:h>
      <text:p text:style-name="P1"><text:tab/>A internet é uma rede mundial de computadores que interconecta milhões de pessoas ao redor do mundo. Esta rede tem estado cada vez mais presente no nosso cotidiano e tem ganhado cada vez mais importância na organização e funcionamento dos grupos sociais em que vivemos. </text:p>
      <text:p text:style-name="P1"><text:tab/>Com o seu crescimento, a internet deixou de ser encarada apenas como uma rede de computadores e passou a ser encarada como uma plataforma. A internet pode ser utilizada como uma plataforma para softwares que facilitam a interatividade, compartilham informações , operam com outros softwares, melhoram a experiência do usuário ou que colaboram de alguma forma com a World Wide Web. Esta maneira de projetar e desenvolver software para web ficou conhecido como Web 2.0. </text:p>
      <text:p text:style-name="P1"><text:tab/>A quantidade de informação e o número de comunidades existentes na web é muito grande, porém existe uma carência de ambos no que dizem respeito ao domínio de turismo. <text:s/>Em muitos casos as informações que dizem respeito a pontos turísticos ou roteiros de viagens são mantidos por empresas do ramo e por isso podem ser tendenciosas. <text:s/>Com as possibilidades da Web 2.0 podemos viabilizar uma forma do usuário participar e adicionar conteúdo, mantendo este sempre atualizado e correto. Partimos do princípio que quanto mais utilizado, mais maduro, completo e correto será o conteúdo disponível pelo sistema. </text:p>
      <text:h text:style-name="P7" text:outline-level="2">Usuários do Sistema</text:h>
      <text:p text:style-name="P3">Funcionários de empresas de turismo, Donos de estabelecimentos (bares, restaurantes, etc) e pessoas com o intuito de viajar.</text:p>
      <text:h text:style-name="P7" text:outline-level="2">Empresas Interessadas</text:h>
      <text:p text:style-name="P3">O projeto a ser desenvolvido não possui uma empresa interessada em específico, porém o interesse poderia partir daquelas empresas que se beneficiariam do software como: </text:p>
      <text:p text:style-name="P5">Empresas de turismo, bares, restaurantes, hotéis e outras empresas ligadas ao mercado turístico. <text:s/></text:p>
      <text:h text:style-name="P10" text:outline-level="1"><text:soft-page-break/>Objetivos</text:h>
      <text:h text:style-name="P7" text:outline-level="2">Objetivo Geral</text:h>
      <text:p text:style-name="P4">O “viajantes” tem como objetivo ser um site colaborativo no qual as pessoas irão relatar suas experiências em viagens, criar roteiros de viagem, dar sugestões de pontos turísticos e eventos nas cidades, podendo eles ser avaliados ou não, além de ter dicas de estabelecimentos como gastos e sugestões.</text:p>
      <text:h text:style-name="P7" text:outline-level="2">Objetivos Específicos</text:h>
      <text:p text:style-name="First_20_line_20_indent">a) Gerenciamento de usuários: cadastro, atualização, exclusão e consulta. </text:p>
      <text:p text:style-name="First_20_line_20_indent">b) Gerenciamento de roteiros de viagens: cadastro, atualização, exclusão e consulta de roteiros de outras pessoas. </text:p>
      <text:p text:style-name="First_20_line_20_indent">c) Gerenciamento de pontos turísticos e estabelecimentos: cadastro, atualização, exclusão e consulta. </text:p>
      <text:p text:style-name="First_20_line_20_indent">d) Avaliação dos pontos turísticos e estabelecimentos visitados: consulta por região, localidade ou tipo; atribuição de grau de satisfação (nota); consulta por mais votados. </text:p>
      <text:p text:style-name="First_20_line_20_indent">e) Atribuição de dicas: cadastro, atualização e consulta pontos turísticos, estabelecimentos e eventos. </text:p>
      <text:p text:style-name="First_20_line_20_indent">f) Gerenciamento de eventos: cadastro e consulta. Os eventos possuem um período por isso não é preciso excluí-los. </text:p>
      <text:h text:style-name="P10" text:outline-level="1">Proposta do Sistema</text:h>
      <text:h text:style-name="P7" text:outline-level="2">Descrição do Sistema Proposto</text:h>
      <text:p text:style-name="First_20_line_20_indent">O projeto visa explorar o poder das redes sociais colaborativas em conjunto com as possibilidades de turismo e planejamento de viagens. </text:p>
      <text:p text:style-name="P2"><text:s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 </text:p>
      <text:p text:style-name="P2"><text:soft-page-break/>Com base nas avaliações, dicas e roteiros de viagens providos pelos usuários, seria possível sugerir novas cidades, eventos e estabelecimentos, a fim de facilitar o planejamento turístico e aumentar o aproveitamento da viagem.</text:p>
      <text:h text:style-name="P7" text:outline-level="2">Resultados Esperados</text:h>
      <text:p text:style-name="P2">É esperado que o sistema desenvolvido, atendendo os objetivos dessa proposta, seja capaz de integrar e compartilhar as mais diversas informações sobre as viagens dos seus usuários, tornando-se uma fonte de consulta e publicação de conteúdo sobre roteiros e pontos turísticos além de auxiliar o usuário a planejar roteiros de viagens.</text:p>
      <text:h text:style-name="P7" text:outline-level="2">Restrições do Sistema Proposto</text:h>
      <text:h text:style-name="P7" text:outline-level="2">Recursos Necessários para Execução</text:h>
      <text:h text:style-name="P8" text:outline-level="3">Descrição de Hardware Ideal (Servidor)</text:h>
      <text:p text:style-name="P14"><text:tab/>Para atender o volume de dados e o número usuários simultâneos especificado no documento de arquitetura com a eficiência ideal o servidor deverá atender as seguintes especificações: </text:p>
      <text:list xml:id="list1796207676" text:style-name="L1">
        <text:list-item>
          <text:p text:style-name="P20">Processador com clock de 2 Ghz; </text:p>
        </text:list-item>
        <text:list-item>
          <text:p text:style-name="P20">2048 MB de memória RAM; </text:p>
        </text:list-item>
        <text:list-item>
          <text:p text:style-name="P20">Conexão com internet de 2Mbps</text:p>
        </text:list-item>
      </text:list>
      <text:h text:style-name="P8" text:outline-level="3">Descrição do Hardware Mínimo (Servidor)</text:h>
      <text:p text:style-name="P14"><text:tab/>Para atender o volume de dados e o número usuários simultâneos especificado no documento de arquitetura com a eficiência esperada o servidor deverá atender as seguintes especificações: </text:p>
      <text:list xml:id="list797096153" text:style-name="L2">
        <text:list-item>
          <text:p text:style-name="P21">Processador com clock de 1 Ghz </text:p>
        </text:list-item>
        <text:list-item>
          <text:p text:style-name="P21">512 MB de memória RAM </text:p>
        </text:list-item>
        <text:list-item>
          <text:p text:style-name="P21">Conexão com internet de 256Kbps</text:p>
        </text:list-item>
      </text:list>
      <text:h text:style-name="P8" text:outline-level="3"><text:soft-page-break/>Descrição de Software</text:h>
      <text:list xml:id="list2051848632" text:style-name="L3">
        <text:list-item>
          <text:p text:style-name="P22">Servidor web apache com modulo Capistrano;</text:p>
        </text:list-item>
        <text:list-item>
          <text:p text:style-name="P22">Banco de dados PostgreSQL 8.3+;</text:p>
        </text:list-item>
        <text:list-item>
          <text:p text:style-name="P22">Ruby 18.7+;</text:p>
        </text:list-item>
        <text:list-item>
          <text:p text:style-name="P22">Framework Rails 2.3+;</text:p>
        </text:list-item>
        <text:list-item>
          <text:p text:style-name="P22">Browsers Firefox 3.0+, Chrome 1.0+, Safari 4.0+ ou Internet Explorer 7.0+</text:p>
        </text:list-item>
      </text:list>
      <text:h text:style-name="P8" text:outline-level="3">Descrição de Rede</text:h>
      <text:p text:style-name="P2">Conexão com a internet de no mínimo 256kbps para clientes e 2 Mbps para servidores.</text:p>
      <text:h text:style-name="P8" text:outline-level="3">Descrição de Banco de Dados</text:h>
      <text:p text:style-name="P2">SGBD PostgreSQL 8.3+</text:p>
      <text:h text:style-name="P8" text:outline-level="3">Descrição das Instalações</text:h>
      <text:h text:style-name="P8" text:outline-level="3">Pessoal Exigido</text:h>
      <text:p text:style-name="P2">Analista de requisitos, programador, arquiteto e gerente de projetos</text:p>
      <text:h text:style-name="P7" text:outline-level="2">Áreas Afetadas pelo Novo Sistema</text:h>
      <text:h text:style-name="P10" text:outline-level="1">Justificativa da Proposta</text:h>
      <text:p text:style-name="P2">O projeto visa explorar o poder das redes sociais colaborativas em conjunto com as possibilidades de turismo e planejamento de viagens. </text:p>
      <text:p text:style-name="P2"><text:s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 </text:p>
      <text:p text:style-name="P2">Com base nas avaliações, dicas e roteiros de viagens providos pelos usuários, seria possível sugerir novas cidades, eventos e estabelecimentos, a fim de facilitar o planejamento turístico e aumentar o aproveitamento da viag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9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text-indent="1.251cm" style:auto-text-indent="false">
        <style:tab-stops/>
      </style:paragraph-properties>
      <style:text-properties style:font-name="Times New Roman1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>
        <style:tab-stops/>
      </style:paragraph-properties>
      <style:text-properties style:font-name="Times New Roman1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>
        <style:tab-stops/>
      </style:paragraph-properties>
      <style:text-properties style:font-name="Times New Roman1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list-style-name="" style:class="index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5T10:10:47</meta:creation-date>
    <dc:date>2009-09-28T11:19:35</dc:date>
    <meta:editing-duration>PT04H27M32S</meta:editing-duration>
    <meta:editing-cycles>184</meta:editing-cycles>
    <meta:generator>OpenOffice.org/3.1$Unix OpenOffice.org_project/310m19$Build-9420</meta:generator>
    <dc:creator>Túlio Ornelas dos Santos</dc:creator>
    <meta:document-statistic meta:table-count="0" meta:image-count="0" meta:object-count="0" meta:page-count="6" meta:paragraph-count="81" meta:word-count="1040" meta:character-count="6791"/>
    <meta:user-defined meta:name="Informações 1"/>
    <meta:user-defined meta:name="Informações 2"/>
    <meta:user-defined meta:name="Informações 3"/>
    <meta:user-defined meta:name="Informações 4"/>
  </office:meta>
</office:document-meta>
</file>